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 med</text:p>
          </table:table-cell>
          <table:table-cell office:value-type="string" calcext:value-type="string">
            <text:p>delta r</text:p>
          </table:table-cell>
          <table:table-cell table:number-columns-repeated="11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0.0005*[.A2]" office:value-type="float" office:value="0.00095" calcext:value-type="float">
            <text:p>0.00095</text:p>
          </table:table-cell>
          <table:table-cell table:number-columns-repeated="2"/>
          <table:table-cell table:formula="of:=([.A2]+[.A3])/2" office:value-type="float" office:value="1.235" calcext:value-type="float">
            <text:p>1.235</text:p>
          </table:table-cell>
          <table:table-cell table:formula="of:=([.B2]+[.B3])/2" office:value-type="float" office:value="0.0006175" calcext:value-type="float">
            <text:p>0.0006175</text:p>
          </table:table-cell>
          <table:table-cell table:number-columns-repeated="7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0.0005*[.A3]" office:value-type="float" office:value="0.000285" calcext:value-type="float">
            <text:p>0.000285</text:p>
          </table:table-cell>
          <table:table-cell table:number-columns-repeated="2"/>
          <table:table-cell table:formula="of:=([.A3]+[.A4])/2" office:value-type="float" office:value="0.475" calcext:value-type="float">
            <text:p>0.475</text:p>
          </table:table-cell>
          <table:table-cell table:formula="of:=([.B3]+[.B4])/2" office:value-type="float" office:value="0.0002375" calcext:value-type="float">
            <text:p>0.0002375</text:p>
          </table:table-cell>
          <table:table-cell table:number-columns-repeated="7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0.0005*[.A4]" office:value-type="float" office:value="0.00019" calcext:value-type="float">
            <text:p>0.00019</text:p>
          </table:table-cell>
          <table:table-cell table:number-columns-repeated="2"/>
          <table:table-cell table:formula="of:=([.A4]+[.A5])/2" office:value-type="float" office:value="0.365" calcext:value-type="float">
            <text:p>0.365</text:p>
          </table:table-cell>
          <table:table-cell table:formula="of:=([.B4]+[.B5])/2" office:value-type="float" office:value="0.0001825" calcext:value-type="float">
            <text:p>0.0001825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0.0005*[.A5]" office:value-type="float" office:value="0.000175" calcext:value-type="float">
            <text:p>0.000175</text:p>
          </table:table-cell>
          <table:table-cell table:number-columns-repeated="2"/>
          <table:table-cell table:formula="of:=([.A5]+[.A6])/2" office:value-type="float" office:value="0.325" calcext:value-type="float">
            <text:p>0.325</text:p>
          </table:table-cell>
          <table:table-cell table:formula="of:=([.B5]+[.B6])/2" office:value-type="float" office:value="0.0001625" calcext:value-type="float">
            <text:p>0.0001625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6]" office:value-type="float" office:value="0.00015" calcext:value-type="float">
            <text:p>0.00015</text:p>
          </table:table-cell>
          <table:table-cell table:number-columns-repeated="2"/>
          <table:table-cell table:formula="of:=([.A6]+[.A7])/2" office:value-type="float" office:value="0.3" calcext:value-type="float">
            <text:p>0.3</text:p>
          </table:table-cell>
          <table:table-cell table:formula="of:=([.B6]+[.B7])/2" office:value-type="float" office:value="0.00015" calcext:value-type="float">
            <text:p>0.00015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7]" office:value-type="float" office:value="0.00015" calcext:value-type="float">
            <text:p>0.00015</text:p>
          </table:table-cell>
          <table:table-cell table:number-columns-repeated="2"/>
          <table:table-cell table:formula="of:=([.A7]+[.A8])/2" office:value-type="float" office:value="0.3" calcext:value-type="float">
            <text:p>0.3</text:p>
          </table:table-cell>
          <table:table-cell table:formula="of:=([.B7]+[.B8])/2" office:value-type="float" office:value="0.00015" calcext:value-type="float">
            <text:p>0.00015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8]" office:value-type="float" office:value="0.00015" calcext:value-type="float">
            <text:p>0.00015</text:p>
          </table:table-cell>
          <table:table-cell table:number-columns-repeated="2"/>
          <table:table-cell table:formula="of:=([.A8]+[.A9])/2" office:value-type="float" office:value="0.3" calcext:value-type="float">
            <text:p>0.3</text:p>
          </table:table-cell>
          <table:table-cell table:formula="of:=([.B8]+[.B9])/2" office:value-type="float" office:value="0.00015" calcext:value-type="float">
            <text:p>0.00015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9]" office:value-type="float" office:value="0.00015" calcext:value-type="float">
            <text:p>0.00015</text:p>
          </table:table-cell>
          <table:table-cell table:number-columns-repeated="2"/>
          <table:table-cell table:formula="of:=([.A9]+[.A10])/2" office:value-type="float" office:value="0.295" calcext:value-type="float">
            <text:p>0.295</text:p>
          </table:table-cell>
          <table:table-cell table:formula="of:=([.B9]+[.B10])/2" office:value-type="float" office:value="0.0001475" calcext:value-type="float">
            <text:p>0.0001475</text:p>
          </table:table-cell>
          <table:table-cell table:number-columns-repeated="7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0]" office:value-type="float" office:value="0.000145" calcext:value-type="float">
            <text:p>0.000145</text:p>
          </table:table-cell>
          <table:table-cell table:number-columns-repeated="2"/>
          <table:table-cell table:formula="of:=([.A10]+[.A11])/2" office:value-type="float" office:value="0.29" calcext:value-type="float">
            <text:p>0.29</text:p>
          </table:table-cell>
          <table:table-cell table:formula="of:=([.B10]+[.B11])/2" office:value-type="float" office:value="0.000145" calcext:value-type="float">
            <text:p>0.000145</text:p>
          </table:table-cell>
          <table:table-cell table:number-columns-repeated="7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1]" office:value-type="float" office:value="0.000145" calcext:value-type="float">
            <text:p>0.0001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ctrolit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Cmed</text:p>
          </table:table-cell>
          <table:table-cell office:value-type="string" calcext:value-type="string">
            <text:p>Delta Cmed</text:p>
          </table:table-cell>
          <table:table-cell table:number-columns-repeated="4"/>
          <table:table-cell office:value-type="string" calcext:value-type="string">
            <text:p>omega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validacion wl – 1/(wc)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07" calcext:value-type="float">
            <text:p>207</text:p>
          </table:table-cell>
          <table:table-cell table:formula="of:=0.0005*[.B15]" office:value-type="float" office:value="0.1035" calcext:value-type="float">
            <text:p>0.1035</text:p>
          </table:table-cell>
          <table:table-cell/>
          <table:table-cell table:formula="of:=([.A16]^2-[.A15]^2)/(([.A16]^2/([.B15]*EXP(-6))-[.A15]^2/([.B16]*EXP(-6)))^2)" office:value-type="float" office:value="18.483141416737" calcext:value-type="float">
            <text:p>18.4831414167</text:p>
          </table:table-cell>
          <table:table-cell/>
          <table:table-cell table:formula="of:=(1/([.B15]*EXP(-6))-1/([.B16]*EXP(-6)))/(([.A16]*EXP(3))^2-([.A15]*EXP(3))^2)" office:value-type="float" office:value="-0.014155075597122" calcext:value-type="float">
            <text:p>-0.0141550756</text:p>
          </table:table-cell>
          <table:table-cell table:formula="of:=2*PI()*[.A15]*1000" office:value-type="float" office:value="75.398223686155" calcext:value-type="float">
            <text:p>75.3982236862</text:p>
          </table:table-cell>
          <table:table-cell table:formula="of:=-1/([.H15]*[.B15]*10^-6)" office:value-type="float" office:value="-64.0720382817614" calcext:value-type="float">
            <text:p>-64.0720382818</text:p>
          </table:table-cell>
          <table:table-cell table:style-name="ce1" table:formula="of:=([.H15]*[.I15]-[.H16]*[.I16])/([.H15]^2-[.H16]^2)" office:value-type="float" office:value="-0.000358552253511795" calcext:value-type="float">
            <text:p>-0.0003585523</text:p>
          </table:table-cell>
          <table:table-cell table:formula="of:=([.H16]^2-[.H15]^2)/([.H16]*[.H15]^2*[.I16]-[.H16]^2*[.H15]*[.I15])" office:value-type="float" office:value="0.000207087377307634" calcext:value-type="float">
            <text:p>0.0002070874</text:p>
          </table:table-cell>
          <table:table-cell/>
          <table:table-cell table:formula="of:=[.H15]*[.J15]-1/([.H15]*[.K15])" office:value-type="float" office:value="-64.0720382817614" calcext:value-type="float">
            <text:p>-64.072038281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8.7" calcext:value-type="float">
            <text:p>198.7</text:p>
          </table:table-cell>
          <table:table-cell table:formula="of:=0.0005*[.B16]" office:value-type="float" office:value="0.09935" calcext:value-type="float">
            <text:p>0.09935</text:p>
          </table:table-cell>
          <table:table-cell/>
          <table:table-cell table:formula="of:=([.A17]^2-[.A16]^2)/(([.A17]^2/([.B16]*EXP(-6))-[.A16]^2/([.B17]*EXP(-6)))^2)" office:value-type="float" office:value="1.03536072543346" calcext:value-type="float">
            <text:p>1.0353607254</text:p>
          </table:table-cell>
          <table:table-cell table:number-columns-repeated="2"/>
          <table:table-cell table:formula="of:=2*PI()*[.A16]*1000" office:value-type="float" office:value="753.98223686155" calcext:value-type="float">
            <text:p>753.9822368616</text:p>
          </table:table-cell>
          <table:table-cell table:formula="of:=-1/([.H16]*[.B16]*10^-6)" office:value-type="float" office:value="-6.67484243800937" calcext:value-type="float">
            <text:p>-6.674842438</text:p>
          </table:table-cell>
          <table:table-cell table:formula="of:=([.H16]*[.I16]-[.H17]*[.I17])/([.H16]^2-[.H17]^2)" office:value-type="float" office:value="-0.0000244784235121661" calcext:value-type="float">
            <text:p>-2.44784235121661E-005</text:p>
          </table:table-cell>
          <table:table-cell table:formula="of:=([.H17]^2-[.H16]^2)/([.H17]*[.H16]^2*[.I17]-[.H17]^2*[.H16]*[.I16])" office:value-type="float" office:value="0.000199250939509741" calcext:value-type="float">
            <text:p>0.0001992509</text:p>
          </table:table-cell>
          <table:table-cell/>
          <table:table-cell table:formula="of:=[.H16]*[.J16]-1/([.H16]*[.K16])" office:value-type="float" office:value="-6.67484243800937" calcext:value-type="float">
            <text:p>-6.6748424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0.1" calcext:value-type="float">
            <text:p>190.1</text:p>
          </table:table-cell>
          <table:table-cell table:formula="of:=0.0005*[.B17]" office:value-type="float" office:value="0.09505" calcext:value-type="float">
            <text:p>0.09505</text:p>
          </table:table-cell>
          <table:table-cell/>
          <table:table-cell table:formula="of:=([.A18]^2-[.A17]^2)/(([.A18]^2/([.B17]*EXP(-6))-[.A17]^2/([.B18]*EXP(-6)))^2)" office:value-type="float" office:value="0.300341043969137" calcext:value-type="float">
            <text:p>0.300341044</text:p>
          </table:table-cell>
          <table:table-cell table:number-columns-repeated="2"/>
          <table:table-cell table:formula="of:=2*PI()*[.A17]*1000" office:value-type="float" office:value="3141.59265358979" calcext:value-type="float">
            <text:p>3141.5926535898</text:p>
          </table:table-cell>
          <table:table-cell table:formula="of:=-1/([.H17]*[.B17]*10^-6)" office:value-type="float" office:value="-1.67443390943604" calcext:value-type="float">
            <text:p>-1.6744339094</text:p>
          </table:table-cell>
          <table:table-cell table:formula="of:=([.H17]*[.I17]-[.H18]*[.I18])/([.H17]^2-[.H18]^2)" office:value-type="float" office:value="-0.00000381865568429061" calcext:value-type="float">
            <text:p>-3.81865568429061E-006</text:p>
          </table:table-cell>
          <table:table-cell table:formula="of:=([.H18]^2-[.H17]^2)/([.H18]*[.H17]^2*[.I18]-[.H18]^2*[.H17]*[.I17])" office:value-type="float" office:value="0.000191471820313909" calcext:value-type="float">
            <text:p>0.0001914718</text:p>
          </table:table-cell>
          <table:table-cell/>
          <table:table-cell table:formula="of:=[.H17]*[.J17]-1/([.H17]*[.K17])" office:value-type="float" office:value="-1.67443390943604" calcext:value-type="float">
            <text:p>-1.6744339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.1" calcext:value-type="float">
            <text:p>186.1</text:p>
          </table:table-cell>
          <table:table-cell table:formula="of:=0.0005*[.B18]" office:value-type="float" office:value="0.09305" calcext:value-type="float">
            <text:p>0.09305</text:p>
          </table:table-cell>
          <table:table-cell/>
          <table:table-cell table:formula="of:=([.A19]^2-[.A18]^2)/(([.A19]^2/([.B18]*EXP(-6))-[.A18]^2/([.B19]*EXP(-6)))^2)" office:value-type="float" office:value="0.00215858075865949" calcext:value-type="float">
            <text:p>0.0021585808</text:p>
          </table:table-cell>
          <table:table-cell table:number-columns-repeated="2"/>
          <table:table-cell table:formula="of:=2*PI()*[.A18]*1000" office:value-type="float" office:value="6283.18530717959" calcext:value-type="float">
            <text:p>6283.1853071796</text:p>
          </table:table-cell>
          <table:table-cell table:formula="of:=-1/([.H18]*[.B18]*10^-6)" office:value-type="float" office:value="-0.855211945684553" calcext:value-type="float">
            <text:p>-0.8552119457</text:p>
          </table:table-cell>
          <table:table-cell table:formula="of:=([.H18]*[.I18]-[.H19]*[.I19])/([.H18]^2-[.H19]^2)" office:value-type="float" office:value="-0.000000288738623955154" calcext:value-type="float">
            <text:p>-2.88738623955154E-007</text:p>
          </table:table-cell>
          <table:table-cell table:formula="of:=([.H19]^2-[.H18]^2)/([.H19]*[.H18]^2*[.I19]-[.H19]^2*[.H18]*[.I18])" office:value-type="float" office:value="0.000186495621269062" calcext:value-type="float">
            <text:p>0.0001864956</text:p>
          </table:table-cell>
          <table:table-cell/>
          <table:table-cell table:formula="of:=[.H18]*[.J18]-1/([.H18]*[.K18])" office:value-type="float" office:value="-0.855211945684553" calcext:value-type="float">
            <text:p>-0.8552119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.8" calcext:value-type="float">
            <text:p>153.8</text:p>
          </table:table-cell>
          <table:table-cell table:formula="of:=0.0005*[.B19]" office:value-type="float" office:value="0.0769" calcext:value-type="float">
            <text:p>0.0769</text:p>
          </table:table-cell>
          <table:table-cell/>
          <table:table-cell table:formula="of:=([.A20]^2-[.A19]^2)/(([.A20]^2/([.B19]*EXP(-6))-[.A19]^2/([.B20]*EXP(-6)))^2)" office:value-type="float" office:value="0.000563252761442362" calcext:value-type="float">
            <text:p>0.0005632528</text:p>
          </table:table-cell>
          <table:table-cell table:number-columns-repeated="2"/>
          <table:table-cell table:formula="of:=2*PI()*[.A19]*1000" office:value-type="float" office:value="62831.8530717959" calcext:value-type="float">
            <text:p>62831.8530717959</text:p>
          </table:table-cell>
          <table:table-cell table:formula="of:=-1/([.H19]*[.B19]*10^-6)" office:value-type="float" office:value="-0.103481757536993" calcext:value-type="float">
            <text:p>-0.1034817575</text:p>
          </table:table-cell>
          <table:table-cell table:formula="of:=([.H19]*[.I19]-[.H20]*[.I20])/([.H19]^2-[.H20]^2)" office:value-type="float" office:value="-0.000000119534155153302" calcext:value-type="float">
            <text:p>-1.19534155153302E-007</text:p>
          </table:table-cell>
          <table:table-cell table:formula="of:=([.H20]^2-[.H19]^2)/([.H20]*[.H19]^2*[.I20]-[.H20]^2*[.H19]*[.I19])" office:value-type="float" office:value="0.000165836141149687" calcext:value-type="float">
            <text:p>0.0001658361</text:p>
          </table:table-cell>
          <table:table-cell/>
          <table:table-cell table:formula="of:=[.H19]*[.J19]-1/([.H19]*[.K19])" office:value-type="float" office:value="-0.103481757536993" calcext:value-type="float">
            <text:p>-0.10348175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.3" calcext:value-type="float">
            <text:p>126.3</text:p>
          </table:table-cell>
          <table:table-cell table:formula="of:=0.0005*[.B20]" office:value-type="float" office:value="0.06315" calcext:value-type="float">
            <text:p>0.06315</text:p>
          </table:table-cell>
          <table:table-cell/>
          <table:table-cell table:formula="of:=([.A21]^2-[.A20]^2)/(([.A21]^2/([.B20]*EXP(-6))-[.A20]^2/([.B21]*EXP(-6)))^2)" office:value-type="float" office:value="0.000129014672126369" calcext:value-type="float">
            <text:p>0.0001290147</text:p>
          </table:table-cell>
          <table:table-cell table:number-columns-repeated="2"/>
          <table:table-cell table:formula="of:=2*PI()*[.A20]*1000" office:value-type="float" office:value="125663.706143592" calcext:value-type="float">
            <text:p>125663.706143592</text:p>
          </table:table-cell>
          <table:table-cell table:formula="of:=-1/([.H20]*[.B20]*10^-6)" office:value-type="float" office:value="-0.0630067074789768" calcext:value-type="float">
            <text:p>-0.0630067075</text:p>
          </table:table-cell>
          <table:table-cell table:formula="of:=([.H20]*[.I20]-[.H21]*[.I21])/([.H20]^2-[.H21]^2)" office:value-type="float" office:value="-0.000000102455468130005" calcext:value-type="float">
            <text:p>-1.02455468130005E-007</text:p>
          </table:table-cell>
          <table:table-cell table:formula="of:=([.H21]^2-[.H20]^2)/([.H21]*[.H20]^2*[.I21]-[.H21]^2*[.H20]*[.I20])" office:value-type="float" office:value="0.000158736597110754" calcext:value-type="float">
            <text:p>0.0001587366</text:p>
          </table:table-cell>
          <table:table-cell/>
          <table:table-cell table:formula="of:=[.H20]*[.J20]-1/([.H20]*[.K20])" office:value-type="float" office:value="-0.0630067074789768" calcext:value-type="float">
            <text:p>-0.06300670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.3" calcext:value-type="float">
            <text:p>78.3</text:p>
          </table:table-cell>
          <table:table-cell table:formula="of:=0.0005*[.B21]" office:value-type="float" office:value="0.03915" calcext:value-type="float">
            <text:p>0.03915</text:p>
          </table:table-cell>
          <table:table-cell/>
          <table:table-cell table:formula="of:=([.A22]^2-[.A21]^2)/(([.A22]^2/([.B21]*EXP(-6))-[.A21]^2/([.B22]*EXP(-6)))^2)" office:value-type="float" office:value="0.000167724826909501" calcext:value-type="float">
            <text:p>0.0001677248</text:p>
          </table:table-cell>
          <table:table-cell table:number-columns-repeated="2"/>
          <table:table-cell table:formula="of:=2*PI()*[.A21]*1000" office:value-type="float" office:value="251327.412287183" calcext:value-type="float">
            <text:p>251327.412287183</text:p>
          </table:table-cell>
          <table:table-cell table:formula="of:=-1/([.H21]*[.B21]*10^-6)" office:value-type="float" office:value="-0.050815754499328" calcext:value-type="float">
            <text:p>-0.0508157545</text:p>
          </table:table-cell>
          <table:table-cell table:formula="of:=([.H21]*[.I21]-[.H22]*[.I22])/([.H21]^2-[.H22]^2)" office:value-type="float" office:value="-0.000000101186652458128" calcext:value-type="float">
            <text:p>-1.01186652458128E-007</text:p>
          </table:table-cell>
          <table:table-cell table:formula="of:=([.H22]^2-[.H21]^2)/([.H22]*[.H21]^2*[.I22]-[.H22]^2*[.H21]*[.I21])" office:value-type="float" office:value="0.000156742519111758" calcext:value-type="float">
            <text:p>0.0001567425</text:p>
          </table:table-cell>
          <table:table-cell/>
          <table:table-cell table:formula="of:=[.H21]*[.J21]-1/([.H21]*[.K21])" office:value-type="float" office:value="-0.050815754499328" calcext:value-type="float">
            <text:p>-0.05081575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1" calcext:value-type="float">
            <text:p>61.1</text:p>
          </table:table-cell>
          <table:table-cell table:formula="of:=0.0005*[.B22]" office:value-type="float" office:value="0.03055" calcext:value-type="float">
            <text:p>0.03055</text:p>
          </table:table-cell>
          <table:table-cell/>
          <table:table-cell table:formula="of:=([.A23]^2-[.A22]^2)/(([.A23]^2/([.B22]*EXP(-6))-[.A22]^2/([.B23]*EXP(-6)))^2)" office:value-type="float" office:value="0.0000784277304588307" calcext:value-type="float">
            <text:p>7.84277304588307E-005</text:p>
          </table:table-cell>
          <table:table-cell table:number-columns-repeated="2"/>
          <table:table-cell table:formula="of:=2*PI()*[.A22]*1000" office:value-type="float" office:value="314159.265358979" calcext:value-type="float">
            <text:p>314159.265358979</text:p>
          </table:table-cell>
          <table:table-cell table:formula="of:=-1/([.H22]*[.B22]*10^-6)" office:value-type="float" office:value="-0.0520965443835991" calcext:value-type="float">
            <text:p>-0.0520965444</text:p>
          </table:table-cell>
          <table:table-cell table:formula="of:=([.H22]*[.I22]-[.H23]*[.I23])/([.H22]^2-[.H23]^2)" office:value-type="float" office:value="-0.000000101500450287156" calcext:value-type="float">
            <text:p>-1.01500450287156E-007</text:p>
          </table:table-cell>
          <table:table-cell table:formula="of:=([.H23]^2-[.H22]^2)/([.H23]*[.H22]^2*[.I23]-[.H23]^2*[.H22]*[.I22])" office:value-type="float" office:value="0.000157507123352008" calcext:value-type="float">
            <text:p>0.0001575071</text:p>
          </table:table-cell>
          <table:table-cell/>
          <table:table-cell table:formula="of:=[.H22]*[.J22]-1/([.H22]*[.K22])" office:value-type="float" office:value="-0.0520965443835991" calcext:value-type="float">
            <text:p>-0.0520965444</text:p>
          </table:table-cell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41.4" calcext:value-type="float">
            <text:p>41.4</text:p>
          </table:table-cell>
          <table:table-cell table:formula="of:=0.0005*[.B23]" office:value-type="float" office:value="0.0207" calcext:value-type="float">
            <text:p>0.0207</text:p>
          </table:table-cell>
          <table:table-cell/>
          <table:table-cell table:formula="of:=([.A24]^2-[.A23]^2)/(([.A24]^2/([.B23]*EXP(-6))-[.A23]^2/([.B24]*EXP(-6)))^2)" office:value-type="float" office:value="0.0000252457013357357" calcext:value-type="float">
            <text:p>2.52457013357357E-005</text:p>
          </table:table-cell>
          <table:table-cell table:number-columns-repeated="2"/>
          <table:table-cell table:formula="of:=2*PI()*[.A23]*1000" office:value-type="float" office:value="418837.132576591" calcext:value-type="float">
            <text:p>418837.132576591</text:p>
          </table:table-cell>
          <table:table-cell table:formula="of:=-1/([.H23]*[.B23]*10^-6)" office:value-type="float" office:value="-0.0576706015137367" calcext:value-type="float">
            <text:p>-0.0576706015</text:p>
          </table:table-cell>
          <table:table-cell table:formula="of:=([.H23]*[.I23]-[.H24]*[.I24])/([.H23]^2-[.H24]^2)" office:value-type="float" office:value="-0.0000000999653386313588" calcext:value-type="float">
            <text:p>-0.0000001</text:p>
          </table:table-cell>
          <table:table-cell table:formula="of:=([.H24]^2-[.H23]^2)/([.H24]*[.H23]^2*[.I24]-[.H24]^2*[.H23]*[.I23])" office:value-type="float" office:value="0.000151098132933352" calcext:value-type="float">
            <text:p>0.0001510981</text:p>
          </table:table-cell>
          <table:table-cell/>
          <table:table-cell table:formula="of:=[.H23]*[.J23]-1/([.H23]*[.K23])" office:value-type="float" office:value="-0.0576706015137367" calcext:value-type="float">
            <text:p>-0.0576706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7" calcext:value-type="float">
            <text:p>21.7</text:p>
          </table:table-cell>
          <table:table-cell table:formula="of:=0.0005*[.B24]" office:value-type="float" office:value="0.01085" calcext:value-type="float">
            <text:p>0.01085</text:p>
          </table:table-cell>
          <table:table-cell table:number-columns-repeated="4"/>
          <table:table-cell table:formula="of:=2*PI()*[.A24]*1000" office:value-type="float" office:value="628318.530717959" calcext:value-type="float">
            <text:p>628318.530717959</text:p>
          </table:table-cell>
          <table:table-cell table:formula="of:=-1/([.H24]*[.B24]*10^-6)" office:value-type="float" office:value="-0.0733432917474172" calcext:value-type="float">
            <text:p>-0.073343291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2"/>
          <table:table-cell table:formula="of:=0.001038*0.0005" office:value-type="float" office:value="0.000000519" calcext:value-type="float">
            <text:p>0.000000519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0.01/0.76" office:value-type="float" office:value="0.0131578947368421" calcext:value-type="float">
            <text:p>0.0131578947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28]*[.B28]*10^-6)" office:value-type="float" office:value="-0.00761506904745911" calcext:value-type="float">
            <text:p>-0.007615069</text:p>
          </table:table-cell>
          <table:table-cell table:formula="of:=([.H28]*[.I28]-[.H29]*[.I29])/([.H28]^2-[.H29]^2)" office:value-type="string" office:string-value="" calcext:value-type="error">
            <text:p>#DIV/0!</text:p>
          </table:table-cell>
          <table:table-cell table:formula="of:=([.H29]^2-[.H28]^2)/([.H29]*[.H28]^2*[.I29]-[.H29]^2*[.H28]*[.I28])" office:value-type="float" office:value="-0" calcext:value-type="float">
            <text:p>0</text:p>
          </table:table-cell>
          <table:table-cell/>
          <table:table-cell table:formula="of:=[.H28]*[.J28]-1/([.H28]*[.K2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06" calcext:value-type="float">
            <text:p>206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29]*[.B29]*10^-6)" office:value-type="float" office:value="-0.00772596811125706" calcext:value-type="float">
            <text:p>-0.0077259681</text:p>
          </table:table-cell>
          <table:table-cell table:formula="of:=([.H29]*[.I29]-[.H30]*[.I30])/([.H29]^2-[.H30]^2)" office:value-type="string" office:string-value="" calcext:value-type="error">
            <text:p>#DIV/0!</text:p>
          </table:table-cell>
          <table:table-cell table:formula="of:=([.H30]^2-[.H29]^2)/([.H30]*[.H29]^2*[.I30]-[.H30]^2*[.H29]*[.I29])" office:value-type="float" office:value="-0" calcext:value-type="float">
            <text:p>0</text:p>
          </table:table-cell>
          <table:table-cell/>
          <table:table-cell table:formula="of:=[.H29]*[.J29]-1/([.H29]*[.K2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30]*[.B30]*10^-6)" office:value-type="float" office:value="-0.0078789575788067" calcext:value-type="float">
            <text:p>-0.0078789576</text:p>
          </table:table-cell>
          <table:table-cell table:formula="of:=([.H30]*[.I30]-[.H31]*[.I31])/([.H30]^2-[.H31]^2)" office:value-type="string" office:string-value="" calcext:value-type="error">
            <text:p>#DIV/0!</text:p>
          </table:table-cell>
          <table:table-cell table:formula="of:=([.H31]^2-[.H30]^2)/([.H31]*[.H30]^2*[.I31]-[.H31]^2*[.H30]*[.I30])" office:value-type="float" office:value="-0" calcext:value-type="float">
            <text:p>0</text:p>
          </table:table-cell>
          <table:table-cell/>
          <table:table-cell table:formula="of:=[.H30]*[.J30]-1/([.H30]*[.K3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31]*[.B31]*10^-6)" office:value-type="float" office:value="-0.00791815637273111" calcext:value-type="float">
            <text:p>-0.0079181564</text:p>
          </table:table-cell>
          <table:table-cell table:formula="of:=([.H31]*[.I31]-[.H32]*[.I32])/([.H31]^2-[.H32]^2)" office:value-type="string" office:string-value="" calcext:value-type="error">
            <text:p>#DIV/0!</text:p>
          </table:table-cell>
          <table:table-cell table:formula="of:=([.H32]^2-[.H31]^2)/([.H32]*[.H31]^2*[.I32]-[.H32]^2*[.H31]*[.I31])" office:value-type="float" office:value="-0" calcext:value-type="float">
            <text:p>0</text:p>
          </table:table-cell>
          <table:table-cell/>
          <table:table-cell table:formula="of:=[.H31]*[.J31]-1/([.H31]*[.K3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32]*[.B32]*10^-6)" office:value-type="float" office:value="-0.00799773583376359" calcext:value-type="float">
            <text:p>-0.0079977358</text:p>
          </table:table-cell>
          <table:table-cell table:formula="of:=([.H32]*[.I32]-[.H33]*[.I33])/([.H32]^2-[.H33]^2)" office:value-type="string" office:string-value="" calcext:value-type="error">
            <text:p>#DIV/0!</text:p>
          </table:table-cell>
          <table:table-cell table:formula="of:=([.H33]^2-[.H32]^2)/([.H33]*[.H32]^2*[.I33]-[.H33]^2*[.H32]*[.I32])" office:value-type="string" office:string-value="" calcext:value-type="error">
            <text:p>#DIV/0!</text:p>
          </table:table-cell>
          <table:table-cell/>
          <table:table-cell table:formula="of:=[.H32]*[.J32]-1/([.H32]*[.K3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33]*[.B33]*10^-6)" office:value-type="float" office:value="-0.00799773583376359" calcext:value-type="float">
            <text:p>-0.007997735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pacitor cerám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3.88" calcext:value-type="float">
            <text:p>23.88</text:p>
          </table:table-cell>
          <table:table-cell table:formula="of:=0.0005*[.B38]" office:value-type="float" office:value="0.01194" calcext:value-type="float">
            <text:p>0.01194</text:p>
          </table:table-cell>
          <table:table-cell table:number-columns-repeated="4"/>
          <table:table-cell table:formula="of:=2*PI()*[.A38]*1000" office:value-type="float" office:value="75.398223686155" calcext:value-type="float">
            <text:p>75.3982236862</text:p>
          </table:table-cell>
          <table:table-cell table:formula="of:=-1/([.H38]*[.B38]*10^-6)" office:value-type="float" office:value="-555.398321789138" calcext:value-type="float">
            <text:p>-555.3983217891</text:p>
          </table:table-cell>
          <table:table-cell table:formula="of:=([.H38]*[.I38]-[.H39]*[.I39])/([.H38]^2-[.H39]^2)" office:value-type="float" office:value="-0.00188491068895749" calcext:value-type="float">
            <text:p>-0.0018849107</text:p>
          </table:table-cell>
          <table:table-cell table:formula="of:=([.H39]^2-[.H38]^2)/([.H39]*[.H38]^2*[.I39]-[.H39]^2*[.H38]*[.I38])" office:value-type="float" office:value="0.0000238861121329909" calcext:value-type="float">
            <text:p>2.38861121329909E-005</text:p>
          </table:table-cell>
          <table:table-cell/>
          <table:table-cell table:formula="of:=[.H38]*[.J38]-1/([.H38]*[.K38])" office:value-type="float" office:value="-555.398321789138" calcext:value-type="float">
            <text:p>-555.398321789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3.29" calcext:value-type="float">
            <text:p>23.29</text:p>
          </table:table-cell>
          <table:table-cell table:formula="of:=0.0005*[.B39]" office:value-type="float" office:value="0.011645" calcext:value-type="float">
            <text:p>0.011645</text:p>
          </table:table-cell>
          <table:table-cell table:number-columns-repeated="4"/>
          <table:table-cell table:formula="of:=2*PI()*[.A39]*1000" office:value-type="float" office:value="753.98223686155" calcext:value-type="float">
            <text:p>753.9822368616</text:p>
          </table:table-cell>
          <table:table-cell table:formula="of:=-1/([.H39]*[.B39]*10^-6)" office:value-type="float" office:value="-56.9468094646828" calcext:value-type="float">
            <text:p>-56.9468094647</text:p>
          </table:table-cell>
          <table:table-cell table:formula="of:=([.H39]*[.I39]-[.H40]*[.I40])/([.H39]^2-[.H40]^2)" office:value-type="float" office:value="-0.0000219065880843463" calcext:value-type="float">
            <text:p>-2.19065880843463E-005</text:p>
          </table:table-cell>
          <table:table-cell table:formula="of:=([.H40]^2-[.H39]^2)/([.H40]*[.H39]^2*[.I40]-[.H40]^2*[.H39]*[.I39])" office:value-type="float" office:value="0.0000232967571246665" calcext:value-type="float">
            <text:p>2.32967571246665E-005</text:p>
          </table:table-cell>
          <table:table-cell/>
          <table:table-cell table:formula="of:=[.H39]*[.J39]-1/([.H39]*[.K39])" office:value-type="float" office:value="-56.9468094646828" calcext:value-type="float">
            <text:p>-56.946809464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.18" calcext:value-type="float">
            <text:p>23.18</text:p>
          </table:table-cell>
          <table:table-cell table:formula="of:=0.0005*[.B40]" office:value-type="float" office:value="0.01159" calcext:value-type="float">
            <text:p>0.01159</text:p>
          </table:table-cell>
          <table:table-cell table:number-columns-repeated="4"/>
          <table:table-cell table:formula="of:=2*PI()*[.A40]*1000" office:value-type="float" office:value="3141.59265358979" calcext:value-type="float">
            <text:p>3141.5926535898</text:p>
          </table:table-cell>
          <table:table-cell table:formula="of:=-1/([.H40]*[.B40]*10^-6)" office:value-type="float" office:value="-13.7320917249263" calcext:value-type="float">
            <text:p>-13.7320917249</text:p>
          </table:table-cell>
          <table:table-cell table:formula="of:=([.H40]*[.I40]-[.H41]*[.I41])/([.H40]^2-[.H41]^2)" office:value-type="float" office:value="-0.0000050459573495256" calcext:value-type="float">
            <text:p>-0.000005046</text:p>
          </table:table-cell>
          <table:table-cell table:formula="of:=([.H41]^2-[.H40]^2)/([.H41]*[.H40]^2*[.I41]-[.H41]^2*[.H40]*[.I40])" office:value-type="float" office:value="0.0000232067899451026" calcext:value-type="float">
            <text:p>2.32067899451026E-005</text:p>
          </table:table-cell>
          <table:table-cell/>
          <table:table-cell table:formula="of:=[.H40]*[.J40]-1/([.H40]*[.K40])" office:value-type="float" office:value="-13.7320917249263" calcext:value-type="float">
            <text:p>-13.7320917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formula="of:=0.0005*[.B41]" office:value-type="float" office:value="0.01155" calcext:value-type="float">
            <text:p>0.01155</text:p>
          </table:table-cell>
          <table:table-cell table:number-columns-repeated="4"/>
          <table:table-cell table:formula="of:=2*PI()*[.A41]*1000" office:value-type="float" office:value="6283.18530717959" calcext:value-type="float">
            <text:p>6283.1853071796</text:p>
          </table:table-cell>
          <table:table-cell table:formula="of:=-1/([.H41]*[.B41]*10^-6)" office:value-type="float" office:value="-6.88982437627253" calcext:value-type="float">
            <text:p>-6.8898243763</text:p>
          </table:table-cell>
          <table:table-cell table:formula="of:=([.H41]*[.I41]-[.H42]*[.I42])/([.H41]^2-[.H42]^2)" office:value-type="float" office:value="-0.000000135905014131352" calcext:value-type="float">
            <text:p>-1.35905014131352E-007</text:p>
          </table:table-cell>
          <table:table-cell table:formula="of:=([.H42]^2-[.H41]^2)/([.H42]*[.H41]^2*[.I42]-[.H42]^2*[.H41]*[.I41])" office:value-type="float" office:value="0.000023102863340564" calcext:value-type="float">
            <text:p>2.3102863340564E-005</text:p>
          </table:table-cell>
          <table:table-cell/>
          <table:table-cell table:formula="of:=[.H41]*[.J41]-1/([.H41]*[.K41])" office:value-type="float" office:value="-6.88982437627253" calcext:value-type="float">
            <text:p>-6.8898243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2" calcext:value-type="float">
            <text:p>22.82</text:p>
          </table:table-cell>
          <table:table-cell table:formula="of:=0.0005*[.B42]" office:value-type="float" office:value="0.01141" calcext:value-type="float">
            <text:p>0.01141</text:p>
          </table:table-cell>
          <table:table-cell table:number-columns-repeated="4"/>
          <table:table-cell table:formula="of:=2*PI()*[.A42]*1000" office:value-type="float" office:value="62831.8530717959" calcext:value-type="float">
            <text:p>62831.8530717959</text:p>
          </table:table-cell>
          <table:table-cell table:formula="of:=-1/([.H42]*[.B42]*10^-6)" office:value-type="float" office:value="-0.697436209868078" calcext:value-type="float">
            <text:p>-0.6974362099</text:p>
          </table:table-cell>
          <table:table-cell table:formula="of:=([.H42]*[.I42]-[.H43]*[.I43])/([.H42]^2-[.H43]^2)" office:value-type="float" office:value="-0.0000000179216882901741" calcext:value-type="float">
            <text:p>-1.79216882901741E-008</text:p>
          </table:table-cell>
          <table:table-cell table:formula="of:=([.H43]^2-[.H42]^2)/([.H43]*[.H42]^2*[.I43]-[.H43]^2*[.H42]*[.I42])" office:value-type="float" office:value="0.0000228569038518083" calcext:value-type="float">
            <text:p>2.28569038518083E-005</text:p>
          </table:table-cell>
          <table:table-cell/>
          <table:table-cell table:formula="of:=[.H42]*[.J42]-1/([.H42]*[.K42])" office:value-type="float" office:value="-0.697436209868078" calcext:value-type="float">
            <text:p>-0.69743620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71" calcext:value-type="float">
            <text:p>22.71</text:p>
          </table:table-cell>
          <table:table-cell table:formula="of:=0.0005*[.B43]" office:value-type="float" office:value="0.011355" calcext:value-type="float">
            <text:p>0.011355</text:p>
          </table:table-cell>
          <table:table-cell table:number-columns-repeated="4"/>
          <table:table-cell table:formula="of:=2*PI()*[.A43]*1000" office:value-type="float" office:value="125663.706143592" calcext:value-type="float">
            <text:p>125663.706143592</text:p>
          </table:table-cell>
          <table:table-cell table:formula="of:=-1/([.H43]*[.B43]*10^-6)" office:value-type="float" office:value="-0.350407184262209" calcext:value-type="float">
            <text:p>-0.3504071843</text:p>
          </table:table-cell>
          <table:table-cell table:formula="of:=([.H43]*[.I43]-[.H44]*[.I44])/([.H43]^2-[.H44]^2)" office:value-type="float" office:value="-0.00000000701030466573626" calcext:value-type="float">
            <text:p>-0.000000007</text:p>
          </table:table-cell>
          <table:table-cell table:formula="of:=([.H44]^2-[.H43]^2)/([.H44]*[.H43]^2*[.I44]-[.H44]^2*[.H43]*[.I43])" office:value-type="float" office:value="0.00002276723795404" calcext:value-type="float">
            <text:p>2.276723795404E-005</text:p>
          </table:table-cell>
          <table:table-cell/>
          <table:table-cell table:formula="of:=[.H43]*[.J43]-1/([.H43]*[.K43])" office:value-type="float" office:value="-0.350407184262209" calcext:value-type="float">
            <text:p>-0.3504071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54" calcext:value-type="float">
            <text:p>22.54</text:p>
          </table:table-cell>
          <table:table-cell table:formula="of:=0.0005*[.B44]" office:value-type="float" office:value="0.01127" calcext:value-type="float">
            <text:p>0.01127</text:p>
          </table:table-cell>
          <table:table-cell table:number-columns-repeated="4"/>
          <table:table-cell table:formula="of:=2*PI()*[.A44]*1000" office:value-type="float" office:value="251327.412287183" calcext:value-type="float">
            <text:p>251327.412287183</text:p>
          </table:table-cell>
          <table:table-cell table:formula="of:=-1/([.H44]*[.B44]*10^-6)" office:value-type="float" office:value="-0.176525003429343" calcext:value-type="float">
            <text:p>-0.1765250034</text:p>
          </table:table-cell>
          <table:table-cell table:formula="of:=([.H44]*[.I44]-[.H45]*[.I45])/([.H44]^2-[.H45]^2)" office:value-type="float" office:value="-0.00000000333271967676074" calcext:value-type="float">
            <text:p>-3.33271967676074E-009</text:p>
          </table:table-cell>
          <table:table-cell table:formula="of:=([.H45]^2-[.H44]^2)/([.H45]*[.H44]^2*[.I45]-[.H45]^2*[.H44]*[.I44])" office:value-type="float" office:value="0.0000226474612634088" calcext:value-type="float">
            <text:p>2.26474612634088E-005</text:p>
          </table:table-cell>
          <table:table-cell/>
          <table:table-cell table:formula="of:=[.H44]*[.J44]-1/([.H44]*[.K44])" office:value-type="float" office:value="-0.176525003429343" calcext:value-type="float">
            <text:p>-0.1765250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48" calcext:value-type="float">
            <text:p>22.48</text:p>
          </table:table-cell>
          <table:table-cell table:formula="of:=0.0005*[.B45]" office:value-type="float" office:value="0.01124" calcext:value-type="float">
            <text:p>0.01124</text:p>
          </table:table-cell>
          <table:table-cell table:number-columns-repeated="4"/>
          <table:table-cell table:formula="of:=2*PI()*[.A45]*1000" office:value-type="float" office:value="314159.265358979" calcext:value-type="float">
            <text:p>314159.265358979</text:p>
          </table:table-cell>
          <table:table-cell table:formula="of:=-1/([.H45]*[.B45]*10^-6)" office:value-type="float" office:value="-0.141596924458982" calcext:value-type="float">
            <text:p>-0.1415969245</text:p>
          </table:table-cell>
          <table:table-cell table:formula="of:=([.H45]*[.I45]-[.H46]*[.I46])/([.H45]^2-[.H46]^2)" office:value-type="float" office:value="-0.00000000103343728434367" calcext:value-type="float">
            <text:p>-0.000000001</text:p>
          </table:table-cell>
          <table:table-cell table:formula="of:=([.H46]^2-[.H45]^2)/([.H46]*[.H45]^2*[.I46]-[.H46]^2*[.H45]*[.I45])" office:value-type="float" office:value="0.0000225316622612185" calcext:value-type="float">
            <text:p>2.25316622612185E-005</text:p>
          </table:table-cell>
          <table:table-cell/>
          <table:table-cell table:formula="of:=[.H45]*[.J45]-1/([.H45]*[.K45])" office:value-type="float" office:value="-0.141596924458982" calcext:value-type="float">
            <text:p>-0.1415969245</text:p>
          </table:table-cell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22.44" calcext:value-type="float">
            <text:p>22.44</text:p>
          </table:table-cell>
          <table:table-cell table:formula="of:=0.0005*[.B46]" office:value-type="float" office:value="0.01122" calcext:value-type="float">
            <text:p>0.01122</text:p>
          </table:table-cell>
          <table:table-cell table:number-columns-repeated="4"/>
          <table:table-cell table:formula="of:=2*PI()*[.A46]*1000" office:value-type="float" office:value="418837.132576591" calcext:value-type="float">
            <text:p>418837.132576591</text:p>
          </table:table-cell>
          <table:table-cell table:formula="of:=-1/([.H46]*[.B46]*10^-6)" office:value-type="float" office:value="-0.106397633808765" calcext:value-type="float">
            <text:p>-0.1063976338</text:p>
          </table:table-cell>
          <table:table-cell table:formula="of:=([.H46]*[.I46]-[.H47]*[.I47])/([.H46]^2-[.H47]^2)" office:value-type="float" office:value="0.000000000811524723639466" calcext:value-type="float">
            <text:p>8.11524723639466E-010</text:p>
          </table:table-cell>
          <table:table-cell table:formula="of:=([.H47]^2-[.H46]^2)/([.H47]*[.H46]^2*[.I47]-[.H47]^2*[.H46]*[.I46])" office:value-type="float" office:value="0.0000223685417074095" calcext:value-type="float">
            <text:p>2.23685417074095E-005</text:p>
          </table:table-cell>
          <table:table-cell/>
          <table:table-cell table:formula="of:=[.H46]*[.J46]-1/([.H46]*[.K46])" office:value-type="float" office:value="-0.106397633808766" calcext:value-type="float">
            <text:p>-0.1063976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53" calcext:value-type="float">
            <text:p>22.53</text:p>
          </table:table-cell>
          <table:table-cell table:formula="of:=0.0005*[.B47]" office:value-type="float" office:value="0.011265" calcext:value-type="float">
            <text:p>0.011265</text:p>
          </table:table-cell>
          <table:table-cell table:number-columns-repeated="4"/>
          <table:table-cell table:formula="of:=2*PI()*[.A47]*1000" office:value-type="float" office:value="628318.530717959" calcext:value-type="float">
            <text:p>628318.530717959</text:p>
          </table:table-cell>
          <table:table-cell table:formula="of:=-1/([.H47]*[.B47]*10^-6)" office:value-type="float" office:value="-0.0706413418073215" calcext:value-type="float">
            <text:p>-0.070641341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9" calcext:value-type="float">
            <text:p>0.019</text:p>
          </table:table-cell>
          <table:table-cell table:formula="of:=0.0005*[.B50]" office:value-type="float" office:value="0.0000095" calcext:value-type="float">
            <text:p>0.0000095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0]*[.B50]*10^-6)" office:value-type="float" office:value="-83.7657595220502" calcext:value-type="float">
            <text:p>-83.7657595221</text:p>
          </table:table-cell>
          <table:table-cell table:formula="of:=([.H50]*[.I50]-[.H51]*[.I51])/([.H50]^2-[.H51]^2)" office:value-type="string" office:string-value="" calcext:value-type="error">
            <text:p>#DIV/0!</text:p>
          </table:table-cell>
          <table:table-cell table:formula="of:=([.H51]^2-[.H50]^2)/([.H51]*[.H50]^2*[.I51]-[.H51]^2*[.H50]*[.I50])" office:value-type="string" office:string-value="" calcext:value-type="error">
            <text:p>#DIV/0!</text:p>
          </table:table-cell>
          <table:table-cell/>
          <table:table-cell table:formula="of:=[.H50]*[.J50]-1/([.H50]*[.K5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019" calcext:value-type="float">
            <text:p>0.019</text:p>
          </table:table-cell>
          <table:table-cell table:formula="of:=0.0005*[.B51]" office:value-type="float" office:value="0.0000095" calcext:value-type="float">
            <text:p>0.0000095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1]*[.B51]*10^-6)" office:value-type="float" office:value="-83.7657595220502" calcext:value-type="float">
            <text:p>-83.7657595221</text:p>
          </table:table-cell>
          <table:table-cell table:formula="of:=([.H51]*[.I51]-[.H52]*[.I52])/([.H51]^2-[.H52]^2)" office:value-type="string" office:string-value="" calcext:value-type="error">
            <text:p>#DIV/0!</text:p>
          </table:table-cell>
          <table:table-cell table:formula="of:=([.H52]^2-[.H51]^2)/([.H52]*[.H51]^2*[.I52]-[.H52]^2*[.H51]*[.I51])" office:value-type="float" office:value="0" calcext:value-type="float">
            <text:p>0</text:p>
          </table:table-cell>
          <table:table-cell/>
          <table:table-cell table:formula="of:=[.H51]*[.J51]-1/([.H51]*[.K5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22" calcext:value-type="float">
            <text:p>0.022</text:p>
          </table:table-cell>
          <table:table-cell table:formula="of:=0.0005*[.B52]" office:value-type="float" office:value="0.000011" calcext:value-type="float">
            <text:p>0.000011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2]*[.B52]*10^-6)" office:value-type="float" office:value="-72.3431559508615" calcext:value-type="float">
            <text:p>-72.3431559509</text:p>
          </table:table-cell>
          <table:table-cell table:formula="of:=([.H52]*[.I52]-[.H53]*[.I53])/([.H52]^2-[.H53]^2)" office:value-type="string" office:string-value="" calcext:value-type="error">
            <text:p>#DIV/0!</text:p>
          </table:table-cell>
          <table:table-cell table:formula="of:=([.H53]^2-[.H52]^2)/([.H53]*[.H52]^2*[.I53]-[.H53]^2*[.H52]*[.I52])" office:value-type="string" office:string-value="" calcext:value-type="error">
            <text:p>#DIV/0!</text:p>
          </table:table-cell>
          <table:table-cell/>
          <table:table-cell table:formula="of:=[.H52]*[.J52]-1/([.H52]*[.K5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22" calcext:value-type="float">
            <text:p>0.022</text:p>
          </table:table-cell>
          <table:table-cell table:formula="of:=0.0005*[.B53]" office:value-type="float" office:value="0.000011" calcext:value-type="float">
            <text:p>0.000011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3]*[.B53]*10^-6)" office:value-type="float" office:value="-72.3431559508615" calcext:value-type="float">
            <text:p>-72.3431559509</text:p>
          </table:table-cell>
          <table:table-cell table:formula="of:=([.H53]*[.I53]-[.H54]*[.I54])/([.H53]^2-[.H54]^2)" office:value-type="string" office:string-value="" calcext:value-type="error">
            <text:p>#DIV/0!</text:p>
          </table:table-cell>
          <table:table-cell table:formula="of:=([.H54]^2-[.H53]^2)/([.H54]*[.H53]^2*[.I54]-[.H54]^2*[.H53]*[.I53])" office:value-type="float" office:value="0" calcext:value-type="float">
            <text:p>0</text:p>
          </table:table-cell>
          <table:table-cell/>
          <table:table-cell table:formula="of:=[.H53]*[.J53]-1/([.H53]*[.K5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23" calcext:value-type="float">
            <text:p>0.023</text:p>
          </table:table-cell>
          <table:table-cell table:formula="of:=0.0005*[.B54]" office:value-type="float" office:value="0.0000115" calcext:value-type="float">
            <text:p>0.0000115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4]*[.B54]*10^-6)" office:value-type="float" office:value="-69.1978013443023" calcext:value-type="float">
            <text:p>-69.1978013443</text:p>
          </table:table-cell>
          <table:table-cell table:formula="of:=([.H54]*[.I54]-[.H55]*[.I55])/([.H54]^2-[.H55]^2)" office:value-type="string" office:string-value="" calcext:value-type="error">
            <text:p>#DIV/0!</text:p>
          </table:table-cell>
          <table:table-cell table:formula="of:=([.H55]^2-[.H54]^2)/([.H55]*[.H54]^2*[.I55]-[.H55]^2*[.H54]*[.I54])" office:value-type="string" office:string-value="" calcext:value-type="error">
            <text:p>#DIV/0!</text:p>
          </table:table-cell>
          <table:table-cell/>
          <table:table-cell table:formula="of:=[.H54]*[.J54]-1/([.H54]*[.K5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3" calcext:value-type="float">
            <text:p>0.023</text:p>
          </table:table-cell>
          <table:table-cell table:formula="of:=0.0005*[.B55]" office:value-type="float" office:value="0.0000115" calcext:value-type="float">
            <text:p>0.0000115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5]*[.B55]*10^-6)" office:value-type="float" office:value="-69.1978013443023" calcext:value-type="float">
            <text:p>-69.1978013443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impedancimetro vector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Xme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ang med</text:p>
          </table:table-cell>
          <table:table-cell office:value-type="string" calcext:value-type="string">
            <text:p>delta ang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table:formula="of:=0.04*30+([.A62]/30 + [.B62]/25000)/100*[.B62]" office:value-type="float" office:value="1.20250076666667" calcext:value-type="float">
            <text:p>1.2025007667</text:p>
          </table:table-cell>
          <table:table-cell office:value-type="float" office:value="-90" calcext:value-type="float">
            <text:p>-90</text:p>
          </table:table-cell>
          <table:table-cell table:formula="of:=3+ [.A62]/30 +[.B62]/25000" office:value-type="float" office:value="3.01724666666667" calcext:value-type="float">
            <text:p>3.017246666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0.04*10+([.A63]/30 + [.B63]/25000)/100*[.B63]" office:value-type="float" office:value="0.4020004" calcext:value-type="float">
            <text:p>0.4020004</text:p>
          </table:table-cell>
          <table:table-cell office:value-type="float" office:value="-45" calcext:value-type="float">
            <text:p>-45</text:p>
          </table:table-cell>
          <table:table-cell table:formula="of:=3+ [.A63]/30 +[.B63]/25000" office:value-type="float" office:value="3.20004" calcext:value-type="float">
            <text:p>3.20004</text:p>
          </table:table-cell>
          <table:table-cell table:number-columns-repeated="8"/>
        </table:table-row>
        <table:table-row table:style-name="ro1">
          <table:table-cell office:value-type="float" office:value="9.08854" calcext:value-type="float">
            <text:p>9.08854</text:p>
          </table:table-cell>
          <table:table-cell office:value-type="float" office:value="0.8" calcext:value-type="float">
            <text:p>0.8</text:p>
          </table:table-cell>
          <table:table-cell table:formula="of:=0.04*10+([.A64]/30 + [.B64]/25000)/100*[.B64]" office:value-type="float" office:value="0.402423866666667" calcext:value-type="float">
            <text:p>0.4024238667</text:p>
          </table:table-cell>
          <table:table-cell office:value-type="float" office:value="0" calcext:value-type="float">
            <text:p>0</text:p>
          </table:table-cell>
          <table:table-cell table:formula="of:=3+ [.A64]/30 +[.B64]/25000" office:value-type="float" office:value="3.30298333333333" calcext:value-type="float">
            <text:p>3.3029833333</text:p>
          </table:table-cell>
          <table:table-cell table:number-columns-repeated="8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1.2" calcext:value-type="float">
            <text:p>1.2</text:p>
          </table:table-cell>
          <table:table-cell table:formula="of:=0.04*10+([.A65]/30 + [.B65]/25000)/100*[.B65]" office:value-type="float" office:value="0.405940576" calcext:value-type="float">
            <text:p>0.405940576</text:p>
          </table:table-cell>
          <table:table-cell office:value-type="float" office:value="45" calcext:value-type="float">
            <text:p>45</text:p>
          </table:table-cell>
          <table:table-cell table:formula="of:=3+ [.A65]/30 +[.B65]/25000" office:value-type="float" office:value="3.495048" calcext:value-type="float">
            <text:p>3.495048</text:p>
          </table:table-cell>
          <table:table-cell table:number-columns-repeated="8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6.6" calcext:value-type="float">
            <text:p>6.6</text:p>
          </table:table-cell>
          <table:table-cell table:formula="of:=0.04*10+([.A66]/30 + [.B66]/25000)/100*[.B66]" office:value-type="float" office:value="0.594277424" calcext:value-type="float">
            <text:p>0.594277424</text:p>
          </table:table-cell>
          <table:table-cell office:value-type="float" office:value="90" calcext:value-type="float">
            <text:p>90</text:p>
          </table:table-cell>
          <table:table-cell table:formula="of:=3+ [.A66]/30 +[.B66]/25000" office:value-type="float" office:value="5.94359733333333" calcext:value-type="float">
            <text:p>5.943597333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table:formula="of:=0.04*10+([.A68]/30 + [.B68]/25000)/100*[.B68]" office:value-type="float" office:value="0.407810816" calcext:value-type="float">
            <text:p>0.407810816</text:p>
          </table:table-cell>
          <table:table-cell office:value-type="float" office:value="-78" calcext:value-type="float">
            <text:p>-78</text:p>
          </table:table-cell>
          <table:table-cell table:formula="of:=3+ [.A68]/30 +[.B68]/25000" office:value-type="float" office:value="3.150208" calcext:value-type="float">
            <text:p>3.150208</text:p>
          </table:table-cell>
          <table:table-cell table:number-columns-repeated="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formula="of:=0.04*10+([.A69]/30 + [.B69]/25000)/100*[.B69]" office:value-type="float" office:value="0.408651664" calcext:value-type="float">
            <text:p>0.408651664</text:p>
          </table:table-cell>
          <table:table-cell office:value-type="float" office:value="-95" calcext:value-type="float">
            <text:p>-95</text:p>
          </table:table-cell>
          <table:table-cell table:formula="of:=3+ [.A69]/30 +[.B69]/25000" office:value-type="float" office:value="3.160216" calcext:value-type="float">
            <text:p>3.160216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table:formula="of:=0.04*3+([.A70]/30 + [.B70]/25000)/100*[.B70]" office:value-type="float" office:value="0.124509370666667" calcext:value-type="float">
            <text:p>0.1245093707</text:p>
          </table:table-cell>
          <table:table-cell office:value-type="float" office:value="-162" calcext:value-type="float">
            <text:p>-162</text:p>
          </table:table-cell>
          <table:table-cell table:formula="of:=3+ [.A70]/30 +[.B70]/25000" office:value-type="float" office:value="3.17343733333333" calcext:value-type="float">
            <text:p>3.1734373333</text:p>
          </table:table-cell>
          <table:table-cell table:number-columns-repeated="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5" calcext:value-type="float">
            <text:p>1.05</text:p>
          </table:table-cell>
          <table:table-cell table:formula="of:=0.04*3+([.A71]/30 + [.B71]/25000)/100*[.B71]" office:value-type="float" office:value="0.121925441" calcext:value-type="float">
            <text:p>0.121925441</text:p>
          </table:table-cell>
          <table:table-cell office:value-type="float" office:value="-122" calcext:value-type="float">
            <text:p>-122</text:p>
          </table:table-cell>
          <table:table-cell table:formula="of:=3+ [.A71]/30 +[.B71]/25000" office:value-type="float" office:value="3.18337533333333" calcext:value-type="float">
            <text:p>3.1833753333</text:p>
          </table:table-cell>
          <table:table-cell table:number-columns-repeated="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table:formula="of:=0.04*3+([.A72]/30 + [.B72]/25000)/100*[.B72]" office:value-type="float" office:value="0.122320576" calcext:value-type="float">
            <text:p>0.122320576</text:p>
          </table:table-cell>
          <table:table-cell office:value-type="float" office:value="-98" calcext:value-type="float">
            <text:p>-98</text:p>
          </table:table-cell>
          <table:table-cell table:formula="of:=3+ [.A72]/30 +[.B72]/25000" office:value-type="float" office:value="3.19338133333333" calcext:value-type="float">
            <text:p>3.19338133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table:formula="of:=0.04*3+([.A73]/30 + [.B73]/25000)/100*[.B73]" office:value-type="float" office:value="0.122500625" calcext:value-type="float">
            <text:p>0.122500625</text:p>
          </table:table-cell>
          <table:table-cell office:value-type="float" office:value="-96" calcext:value-type="float">
            <text:p>-96</text:p>
          </table:table-cell>
          <table:table-cell table:formula="of:=3+ [.A73]/30 +[.B73]/25000" office:value-type="float" office:value="3.20005" calcext:value-type="float">
            <text:p>3.200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18:11:17.549642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4:29:35.207516015</meta:creation-date>
    <dc:date>2014-06-20T18:17:48.534232186</dc:date>
    <meta:editing-duration>PT13M51S</meta:editing-duration>
    <meta:editing-cycles>5</meta:editing-cycles>
    <meta:generator>LibreOffice/4.2.4.2$Linux_X86_64 LibreOffice_project/420$Build-2</meta:generator>
    <meta:document-statistic meta:table-count="1" meta:cell-count="365" meta:object-count="0"/>
  </office:meta>
</office:document-meta>
</file>